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47in"/>
    </style:style>
    <style:style style:name="co2" style:family="table-column">
      <style:table-column-properties fo:break-before="auto" style:column-width="3.5217in"/>
    </style:style>
    <style:style style:name="co3" style:family="table-column">
      <style:table-column-properties fo:break-before="auto" style:column-width="0.290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957in"/>
    </style:style>
    <style:style style:name="co6" style:family="table-column">
      <style:table-column-properties fo:break-before="auto" style:column-width="0.75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MOV_EAX_EC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MOV_ECX_EAX</text:p>
          </table:table-cell>
          <table:table-cell table:formula="of:=[.C1]+1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MOV_EAX_VAR</text:p>
          </table:table-cell>
          <table:table-cell table:formula="of:=[.C2]+1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MOV_ECX_VAR</text:p>
          </table:table-cell>
          <table:table-cell table:formula="of:=[.C3]+1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MOV_VAR_EAX</text:p>
          </table:table-cell>
          <table:table-cell table:formula="of:=[.C4]+1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MOV_VAR_ECX</text:p>
          </table:table-cell>
          <table:table-cell table:formula="of:=[.C5]+1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MOV_EAX_VALUE</text:p>
          </table:table-cell>
          <table:table-cell table:formula="of:=[.C6]+1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MOV_ECX_VALUE</text:p>
          </table:table-cell>
          <table:table-cell table:formula="of:=[.C7]+1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PUSH_EAX</text:p>
          </table:table-cell>
          <table:table-cell table:formula="of:=[.C8]+1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PUSH_ECX</text:p>
          </table:table-cell>
          <table:table-cell table:formula="of:=[.C9]+1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POP_EAX</text:p>
          </table:table-cell>
          <table:table-cell table:formula="of:=[.C10]+1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POP_ECX</text:p>
          </table:table-cell>
          <table:table-cell table:formula="of:=[.C11]+1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POW_EAX_ECX</text:p>
          </table:table-cell>
          <table:table-cell table:formula="of:=[.C12]+1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MUL_EAX_ECX</text:p>
          </table:table-cell>
          <table:table-cell table:formula="of:=[.C13]+1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SHL_EAX_ECX</text:p>
          </table:table-cell>
          <table:table-cell table:formula="of:=[.C14]+1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DIV_EAX_ECX</text:p>
          </table:table-cell>
          <table:table-cell table:formula="of:=[.C15]+1" office:value-type="float" office:value="16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SHR_EAX_ECX</text:p>
          </table:table-cell>
          <table:table-cell table:formula="of:=[.C16]+1" office:value-type="float" office:value="17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ADD_EAX_ECX</text:p>
          </table:table-cell>
          <table:table-cell table:formula="of:=[.C17]+1" office:value-type="float" office:value="18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NEG_EAX</text:p>
          </table:table-cell>
          <table:table-cell table:formula="of:=[.C18]+1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SUB_EAX_ECX</text:p>
          </table:table-cell>
          <table:table-cell table:formula="of:=[.C19]+1"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INC_EAX</text:p>
          </table:table-cell>
          <table:table-cell table:formula="of:=[.C20]+1" office:value-type="float" office:value="21">
            <text:p>21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DEC_EAX</text:p>
          </table:table-cell>
          <table:table-cell table:formula="of:=[.C21]+1" office:value-type="float" office:value="22">
            <text:p>22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SEQ_EAX</text:p>
          </table:table-cell>
          <table:table-cell table:formula="of:=[.C22]+1" office:value-type="float" office:value="23">
            <text:p>23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SNE_EAX</text:p>
          </table:table-cell>
          <table:table-cell table:formula="of:=[.C23]+1" office:value-type="float" office:value="24">
            <text:p>24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SLE_EAX</text:p>
          </table:table-cell>
          <table:table-cell table:formula="of:=[.C24]+1" office:value-type="float" office:value="25">
            <text:p>25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SGE_EAX</text:p>
          </table:table-cell>
          <table:table-cell table:formula="of:=[.C25]+1" office:value-type="float" office:value="26">
            <text:p>26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SGT_EAX</text:p>
          </table:table-cell>
          <table:table-cell table:formula="of:=[.C26]+1" office:value-type="float" office:value="27">
            <text:p>27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SLT_EAX</text:p>
          </table:table-cell>
          <table:table-cell table:formula="of:=[.C27]+1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SLE_STR</text:p>
          </table:table-cell>
          <table:table-cell table:formula="of:=[.C28]+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SGE_STR</text:p>
          </table:table-cell>
          <table:table-cell table:formula="of:=[.C29]+1" office:value-type="float" office:value="30">
            <text:p>30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SGT_STR</text:p>
          </table:table-cell>
          <table:table-cell table:formula="of:=[.C30]+1" office:value-type="float" office:value="31">
            <text:p>31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SLT_STR</text:p>
          </table:table-cell>
          <table:table-cell table:formula="of:=[.C31]+1" office:value-type="float" office:value="32">
            <text:p>32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AND_EAX_STR</text:p>
          </table:table-cell>
          <table:table-cell table:formula="of:=[.C32]+1" office:value-type="float" office:value="33">
            <text:p>33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OR_EAX_STR</text:p>
          </table:table-cell>
          <table:table-cell table:formula="of:=[.C33]+1" office:value-type="float" office:value="34">
            <text:p>34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XOR_EAX_STR</text:p>
          </table:table-cell>
          <table:table-cell table:formula="of:=[.C34]+1" office:value-type="float" office:value="35">
            <text:p>35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NOT_EAX_STR</text:p>
          </table:table-cell>
          <table:table-cell table:formula="of:=[.C35]+1" office:value-type="float" office:value="36">
            <text:p>36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AND_EAX_ECX</text:p>
          </table:table-cell>
          <table:table-cell table:formula="of:=[.C36]+1" office:value-type="float" office:value="37">
            <text:p>37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OR_EAX_ECX</text:p>
          </table:table-cell>
          <table:table-cell table:formula="of:=[.C37]+1" office:value-type="float" office:value="38">
            <text:p>38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NOT_EAX_ECX</text:p>
          </table:table-cell>
          <table:table-cell table:formula="of:=[.C38]+1" office:value-type="float" office:value="39">
            <text:p>39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AND_EAX</text:p>
          </table:table-cell>
          <table:table-cell table:formula="of:=[.C39]+1" office:value-type="float" office:value="40">
            <text:p>40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OR_EAX</text:p>
          </table:table-cell>
          <table:table-cell table:formula="of:=[.C40]+1" office:value-type="float" office:value="41">
            <text:p>41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XOR_EAX</text:p>
          </table:table-cell>
          <table:table-cell table:formula="of:=[.C41]+1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NOT_EAX</text:p>
          </table:table-cell>
          <table:table-cell table:formula="of:=[.C42]+1" office:value-type="float" office:value="43">
            <text:p>43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LABEL</text:p>
          </table:table-cell>
          <table:table-cell table:formula="of:=[.C43]+1" office:value-type="float" office:value="44">
            <text:p>44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JMP</text:p>
          </table:table-cell>
          <table:table-cell table:formula="of:=[.C44]+1" office:value-type="float" office:value="45">
            <text:p>45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JZ</text:p>
          </table:table-cell>
          <table:table-cell table:formula="of:=[.C45]+1" office:value-type="float" office:value="46">
            <text:p>46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JZ_START</text:p>
          </table:table-cell>
          <table:table-cell table:formula="of:=[.C46]+1" office:value-type="float" office:value="47">
            <text:p>47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JZ_NEXT</text:p>
          </table:table-cell>
          <table:table-cell table:formula="of:=[.C47]+1" office:value-type="float" office:value="48">
            <text:p>48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JMP_FIRST</text:p>
          </table:table-cell>
          <table:table-cell table:formula="of:=[.C48]+1" office:value-type="float" office:value="49">
            <text:p>49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JMP_LAST</text:p>
          </table:table-cell>
          <table:table-cell table:formula="of:=[.C49]+1" office:value-type="float" office:value="50">
            <text:p>50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LABEL_FIRST</text:p>
          </table:table-cell>
          <table:table-cell table:formula="of:=[.C50]+1" office:value-type="float" office:value="51">
            <text:p>51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LABEL_NEXT</text:p>
          </table:table-cell>
          <table:table-cell table:formula="of:=[.C51]+1" office:value-type="float" office:value="52">
            <text:p>52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LABEL_LAST</text:p>
          </table:table-cell>
          <table:table-cell table:formula="of:=[.C52]+1" office:value-type="float" office:value="53">
            <text:p>53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PUSH_CALL</text:p>
          </table:table-cell>
          <table:table-cell table:formula="of:=[.C53]+1" office:value-type="float" office:value="54">
            <text:p>54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POP_CALL</text:p>
          </table:table-cell>
          <table:table-cell table:formula="of:=[.C54]+1" office:value-type="float" office:value="55">
            <text:p>55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PUSH_ARG</text:p>
          </table:table-cell>
          <table:table-cell table:formula="of:=[.C55]+1" office:value-type="float" office:value="56">
            <text:p>56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POP_ARG</text:p>
          </table:table-cell>
          <table:table-cell table:formula="of:=[.C56]+1" office:value-type="float" office:value="57">
            <text:p>57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NEWBSR</text:p>
          </table:table-cell>
          <table:table-cell table:formula="of:=[.C57]+1" office:value-type="float" office:value="58">
            <text:p>58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PUSH_BSR</text:p>
          </table:table-cell>
          <table:table-cell table:formula="of:=[.C58]+1" office:value-type="float" office:value="59">
            <text:p>59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POP_BSR</text:p>
          </table:table-cell>
          <table:table-cell table:formula="of:=[.C59]+1" office:value-type="float" office:value="60">
            <text:p>60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RETURN</text:p>
          </table:table-cell>
          <table:table-cell table:formula="of:=[.C60]+1" office:value-type="float" office:value="61">
            <text:p>61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NEWVAR</text:p>
          </table:table-cell>
          <table:table-cell table:formula="of:=[.C61]+1" office:value-type="float" office:value="62">
            <text:p>62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MUL_STR</text:p>
          </table:table-cell>
          <table:table-cell table:formula="of:=[.C62]+1" office:value-type="float" office:value="63">
            <text:p>63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NEWARRAY</text:p>
          </table:table-cell>
          <table:table-cell table:formula="of:=[.C63]+1" office:value-type="float" office:value="64">
            <text:p>64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MOV_EAX_HEAD</text:p>
          </table:table-cell>
          <table:table-cell table:formula="of:=[.C64]+1" office:value-type="float" office:value="65">
            <text:p>65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MOV_DIM_EAX</text:p>
          </table:table-cell>
          <table:table-cell table:formula="of:=[.C65]+1" office:value-type="float" office:value="66">
            <text:p>66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MOV_EAX_DIM</text:p>
          </table:table-cell>
          <table:table-cell table:formula="of:=[.C66]+1" office:value-type="float" office:value="67">
            <text:p>67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MOV_IDX_EAX</text:p>
          </table:table-cell>
          <table:table-cell table:formula="of:=[.C67]+1" office:value-type="float" office:value="68">
            <text:p>68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MOV_EAX_IDX</text:p>
          </table:table-cell>
          <table:table-cell table:formula="of:=[.C68]+1" office:value-type="float" office:value="69">
            <text:p>69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ARR_POP</text:p>
          </table:table-cell>
          <table:table-cell table:formula="of:=[.C69]+1" office:value-type="float" office:value="70">
            <text:p>70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IDX_POP</text:p>
          </table:table-cell>
          <table:table-cell table:formula="of:=[.C70]+1" office:value-type="float" office:value="71">
            <text:p>71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POP_ARR</text:p>
          </table:table-cell>
          <table:table-cell table:formula="of:=[.C71]+1" office:value-type="float" office:value="72">
            <text:p>72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ARR_SIZE</text:p>
          </table:table-cell>
          <table:table-cell table:formula="of:=[.C72]+1" office:value-type="float" office:value="73">
            <text:p>73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CONCENATE_EAX_ECX</text:p>
          </table:table-cell>
          <table:table-cell table:formula="of:=[.C73]+1" office:value-type="float" office:value="74">
            <text:p>74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MOV_DAT_VALUE</text:p>
          </table:table-cell>
          <table:table-cell table:formula="of:=[.C74]+1" office:value-type="float" office:value="75">
            <text:p>75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MOV_VAR_DAT</text:p>
          </table:table-cell>
          <table:table-cell table:formula="of:=[.C75]+1" office:value-type="float" office:value="76">
            <text:p>76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RESTORE</text:p>
          </table:table-cell>
          <table:table-cell table:formula="of:=[.C76]+1" office:value-type="float" office:value="77">
            <text:p>77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OPENTHREAD</text:p>
          </table:table-cell>
          <table:table-cell table:formula="of:=[.C77]+1" office:value-type="float" office:value="78">
            <text:p>78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CLOSETHREAD</text:p>
          </table:table-cell>
          <table:table-cell table:formula="of:=[.C78]+1" office:value-type="float" office:value="79">
            <text:p>79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LOCK</text:p>
          </table:table-cell>
          <table:table-cell table:formula="of:=[.C79]+1" office:value-type="float" office:value="80">
            <text:p>80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UNLOCK</text:p>
          </table:table-cell>
          <table:table-cell table:formula="of:=[.C80]+1" office:value-type="float" office:value="81">
            <text:p>81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#define</text:p>
          </table:table-cell>
          <table:table-cell office:value-type="string">
            <text:p>DITTOTPU_OPCODE_OUT_VALUE </text:p>
          </table:table-cell>
          <table:table-cell table:formula="of:=[.C81]+1" office:value-type="float" office:value="82">
            <text:p>82</text:p>
          </table:table-cell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24">
          <table:table-cell table:style-name="Default"/>
          <table:table-cell table:number-columns-repeated="1023"/>
        </table:table-row>
        <table:table-row table:style-name="ro1" table:number-rows-repeated="654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5" table:default-cell-style-name="ce3"/>
        <table:table-column table:style-name="co6" table:number-columns-repeated="1023" table:default-cell-style-name="ce3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5" table:default-cell-style-name="ce3"/>
        <table:table-column table:style-name="co6" table:number-columns-repeated="1023" table:default-cell-style-name="ce3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:Sheet1.B65536">
          <table:sort table:bind-styles-to-content="fals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3">12/23/2009</text:date>, <text:time>14:4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dc:title>dittoTPU </dc:title>
    <dc:description>TOKEN spreadsheet for code</dc:description>
    <dc:subject>TOKEN</dc:subject>
    <meta:initial-creator>Frankie Taylor</meta:initial-creator>
    <dc:creator>Frankie Taylor</dc:creator>
    <meta:creation-date>2009-09-19T15:31:09Z</meta:creation-date>
    <dc:date>2009-12-23T14:47:28.95</dc:date>
    <meta:editing-cycles>16</meta:editing-cycles>
    <meta:editing-duration>PT10H34M52S</meta:editing-duration>
    <meta:document-statistic meta:table-count="3" meta:cell-count="246" meta:object-count="0"/>
  </office:meta>
</office:document-meta>
</file>